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master-page-name="">
      <loext:graphic-properties draw:fill="none"/>
      <style:paragraph-properties fo:margin-left="0in" fo:margin-right="0in" fo:text-indent="0.5in" style:auto-text-indent="false" style:page-number="auto" fo:background-color="transparent"/>
      <style:text-properties fo:language="en" fo:country="US" officeooo:paragraph-rsid="00194653"/>
    </style:style>
    <style:style style:name="P3" style:family="paragraph" style:parent-style-name="Standard">
      <loext:graphic-properties draw:fill="none"/>
      <style:paragraph-properties fo:margin-left="0in" fo:margin-right="0in" fo:text-indent="0.5in" style:auto-text-indent="false" fo:background-color="transparent"/>
      <style:text-properties fo:language="en" fo:country="US" officeooo:paragraph-rsid="00194653"/>
    </style:style>
    <style:style style:name="P4" style:family="paragraph" style:parent-style-name="Standard">
      <loext:graphic-properties draw:fill="none"/>
      <style:paragraph-properties fo:margin-left="0in" fo:margin-right="0in" fo:text-indent="0.5in" style:auto-text-indent="false" fo:background-color="transparent"/>
      <style:text-properties fo:language="en" fo:country="US" officeooo:paragraph-rsid="001a7649"/>
    </style:style>
    <style:style style:name="T1" style:family="text">
      <style:text-properties fo:font-weight="bold" style:font-weight-asian="bold" style:font-weight-complex="bold"/>
    </style:style>
    <style:style style:name="T2" style:family="text">
      <style:text-properties officeooo:rsid="001a7649"/>
    </style:style>
    <style:style style:name="T3"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ront-end architecture. Foreword.</text:h>
      <text:p text:style-name="P2">I am an enterprise front-end engineer. Oddly enough (it really surprises me!), but in conversations with some front-end developers I know (especially beginners, but there are also quite experienced ones), I often come across a strange position in relation to the architecture of the client side. Namely, I often hear something like “the architecture of the client side changes all the time, it is a living organism, so it cannot be unambiguously described ...”, or something like “there is no clear architecture at the front ...” or “well, we use redux .. .”. I want to help beginner front-end developers to get a little insight into this issue and show the importance of having an architecture for a developing project. The most interesting thing is that, for example, back-end developers of any level are aware of the basic principles of the server-side architecture, but they also often believe that there is no concept of architecture on the client. To be honest, there were such times not so long ago (literally 10 years ago), when the architecture could be said to be absent on the client, but more on that later and on different approaches - below. </text:p>
      <text:p text:style-name="P3">Below I will try to briefly describe the main things that you should think about before developing a system that will greatly affect the architecture of the application and thereby completely determine both the stack and the direction of the project.</text:p>
      <text:p text:style-name="P3"><text:span text:style-name="T1">1. Website or app?</text:span> This will almost completely define the stack and affect almost every aspect of the architecture. The answer is not discrete! An application, compared to a website, is more autonomous, responsive to the user, connected to various subsystems, which makes the application more expensive or takes longer to develop. Extreme parts in the range of answers to the question "Is this a site or an application?" this is from the side of the site - a set of independent html pages, and on the other hand, something like a PWA application. To be honest, both extremes are rarely found in the enterprise niche, usually something in between is more suitable. As far as I know, the dominant solution to this issue still seems to often be an application with an architecture like redux, where we use one global store for the entire application and update it when necessary, thus achieving high synchronization (and this number of cohesion between system components! Which is not good!) in the system. This leads to the fact that as the project grows, it becomes more and more difficult and expensive to manage it.</text:p>
      <text:p text:style-name="P3">2. How big is the app? How many teams are working on it? This will define the architecture in terms of intra-application integration between teams. It will also be necessary to understand how deeply the teams are connected or can be connected in the future? If their connection is not great, then we can, for example, look towards easy integrations - for example, integration through hyperlinks, exposing a shared library. If the integrations are deeper or there are too many commands, then we have to think in the direction of integration at build time, or even integration at runtime (to reduce the number of rebuilds of the entire system, which will increase the speed of change delivery, and we can come to normal CI / CD if there are already a lot of teams, for my taste - more than about <text:span text:style-name="T2">10-</text:span>15 <text:span text:style-name="T2">people</text:span> people).</text:p>
      <text:p text:style-name="P3">3. To what extent are subsystems (components) connected within each team (degree of static pages)? This will determine the architectural approach in communication between subsystems. The answer again comes down to finding a balance between a purely interactive architecture (where any change must be explicitly provoked by some subject) and a purely reactive architecture with a full dependency graph (where every element of the system can affect every other element of the system). Intermediate options here will be both partial automation of the interactive approach and the use of different approaches for different parts. A specific example where an interactive architecture is appropriate is some kind of blog with SSR (server side rendering), or a set of relatively static pages. And the reactive architecture will be appropriate in complex pages containing dynamic pages, user-customizable blocks, metrics\diagrams\graphs (here it is clearly necessary to think over a separate <text:soft-page-break/>integration mechanism between components). An example is something like a trading application or an industrial system management interface. If there are many connections, then you also have to make a choice between address communication between subsystems, broadcast, through some bus or hub (for example, through dom events, or web workers, or BroadcastChannelApi, etc.).</text:p>
      <text:p text:style-name="P4">Let's be honest, architecture (in my interpretation) is a high-level (perhaps abstract) description of a system or part of it, which is designed to help make the system work more consistent and transparent. By consistency, I mean a relatively uniform use of approaches and practices. Under transparency is the ability to quickly understand the principles of the system, which directly affects the speed of localization of problems, the introduction of new features, and as a result, the stability and speed (price) of system development. If such a definition more or less suits you, then several consequences immediately follow from it. For example: a system that does not have an architectural description (or they do not know about it and cannot formulate it relatively clearly) becomes less transparent and consistent from the developer's point of view. Or closer to business: if you do not have an architecture in the application, then with its growth (if the project is long-term), the application will obviously become more expensive to maintain. Often not to <text:span text:style-name="T3">notice</text:span> the detrimental effect of the lack of a clear emphasis on architectural approaches at the initial stages can be helped by high-quality onboarding, high experience and qualifications of developers, the introduction of close communication during development (for example, pair programming, or consulting meetings every day on various minor technical issues), etc. All these techniques work well in the presence of the described architecture. But as the project develops, this ceases to be a good solution (because there are so many opaque and inconsistent things that the system turns into something simply unpredictable). </text:p>
      <text:p text:style-name="P4">This is a small introduction that can give a novice front-end engineer a way to think. In this series of articles, I will try to give more specific examples of several popular front-end architectures with descriptions and diagra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ton</meta:initial-creator>
    <meta:creation-date>2022-11-19T15:31:13.568308532</meta:creation-date>
    <meta:generator>LibreOffice/7.3.7.2$Linux_X86_64 LibreOffice_project/30$Build-2</meta:generator>
    <dc:date>2022-11-19T15:51:43.093946554</dc:date>
    <dc:creator>triton</dc:creator>
    <meta:editing-duration>PT10M11S</meta:editing-duration>
    <meta:editing-cycles>3</meta:editing-cycles>
    <meta:document-statistic meta:table-count="0" meta:image-count="0" meta:object-count="0" meta:page-count="2" meta:paragraph-count="8" meta:word-count="1075" meta:character-count="6651" meta:non-whitespace-character-count="5582"/>
  </office:meta>
</office:document-meta>
</file>